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1">
      <style:text-properties style:font-name="Liberation Serif" officeooo:rsid="001888ae" officeooo:paragraph-rsid="001888a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officeooo:rsid="001888ae" officeooo:paragraph-rsid="001888ae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888ae" officeooo:paragraph-rsid="001888ae" style:font-size-asian="10.5pt" style:font-size-complex="12pt"/>
    </style:style>
    <style:style style:name="P4" style:family="paragraph" style:parent-style-name="Text_20_body">
      <style:text-properties style:font-name="Liberation Serif" officeooo:rsid="001888ae" officeooo:paragraph-rsid="001888ae"/>
    </style:style>
    <style:style style:name="P5" style:family="paragraph" style:parent-style-name="Text_20_body">
      <style:paragraph-properties fo:text-align="start" style:justify-single-word="false"/>
      <style:text-properties style:font-name="Liberation Serif" officeooo:rsid="001888ae" officeooo:paragraph-rsid="001888ae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Liberation Serif" officeooo:rsid="001888ae" officeooo:paragraph-rsid="001888ae"/>
    </style:style>
    <style:style style:name="P7" style:family="paragraph" style:parent-style-name="Text_20_body">
      <style:text-properties style:font-name="Liberation Serif" officeooo:rsid="0018fc93" officeooo:paragraph-rsid="0018fc93"/>
    </style:style>
    <style:style style:name="P8" style:family="paragraph" style:parent-style-name="Text_20_body">
      <style:paragraph-properties fo:text-align="center" style:justify-single-word="false"/>
      <style:text-properties style:font-name="Liberation Serif" officeooo:rsid="0018fc93" officeooo:paragraph-rsid="0018fc93"/>
    </style:style>
    <style:style style:name="P9" style:family="paragraph" style:parent-style-name="Text_20_body">
      <style:paragraph-properties fo:text-align="start" style:justify-single-word="false"/>
      <style:text-properties style:font-name="Liberation Serif" officeooo:rsid="0018fc93" officeooo:paragraph-rsid="0018fc93"/>
    </style:style>
    <style:style style:name="P10" style:family="paragraph" style:parent-style-name="Text_20_body">
      <style:paragraph-properties fo:text-align="start" style:justify-single-word="false"/>
      <style:text-properties style:font-name="Liberation Serif" officeooo:rsid="0018fc93" officeooo:paragraph-rsid="00197819"/>
    </style:style>
    <style:style style:name="P11" style:family="paragraph" style:parent-style-name="Text_20_body">
      <style:paragraph-properties fo:break-before="page"/>
      <style:text-properties style:font-name="Liberation Serif" officeooo:rsid="00197819" officeooo:paragraph-rsid="00197819"/>
    </style:style>
    <style:style style:name="P12" style:family="paragraph" style:parent-style-name="Text_20_body">
      <style:paragraph-properties fo:line-height="100%"/>
      <style:text-properties style:font-name="Liberation Serif" officeooo:rsid="00197819" officeooo:paragraph-rsid="0019781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fc93" style:font-style-asian="normal" style:font-style-complex="normal"/>
    </style:style>
    <style:style style:name="T6" style:family="text">
      <style:text-properties fo:font-style="normal" officeooo:rsid="00197819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font-style="normal" fo:background-color="#ffffff" loext:char-shading-value="0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AMLsin Tools</text:p>
      <text:p text:style-name="P2"/>
      <text:p text:style-name="P3">This tool set includes two tools, genschema and checker. The <text:span text:style-name="T2">genschema</text:span><text:span text:style-name="T7"> tool will take a YAML file as input and spit out a special file that allows the checker validate a YAML file, and whatever errors it encounters in processing the YAML file. </text:span></text:p>
      <text:p text:style-name="P3"><text:span text:style-name="T7"/></text:p>
      <text:p text:style-name="P3"><text:span text:style-name="T7">The other tool is the </text:span><text:span text:style-name="T2">checker</text:span><text:span text:style-name="T7"> This tool will take the output generated by the </text:span><text:span text:style-name="T3">genschema</text:span><text:span text:style-name="T7"> tool and validate some YAML file to see if it meets the remquirements.</text:span></text:p>
      <text:p text:style-name="P3"><text:span text:style-name="T7"/></text:p>
      <text:h text:style-name="P1" text:outline-level="1">GENSCHEMA</text:h>
      <text:p text:style-name="P4">This tool takes some YAML file and generates a schema file that will allow the <text:span text:style-name="T1">checker</text:span><text:span text:style-name="T4"> application to validate a YAML file. <text:s/>To run the genschema code do:</text:span></text:p>
      <text:p text:style-name="P4"><text:span text:style-name="T4"/></text:p>
      <text:p text:style-name="P4"><text:span text:style-name="T4"><text:tab/>python3 main.py [-o outputfile ] [-a path1] … [-a pathN] [-g] &lt;YAML filepath&gt;</text:span></text:p>
      <text:p text:style-name="P4"><text:span text:style-name="T4">The -o option specifies where to write the generated schema output. If this option is not given the program will write the output to stdout. <text:s/>The -g opion tells the program to generate all the supporting routines; if this option is not supplied you will be required to write some of the supporting routines. Finally, the -a option tells the program that certain sub-dictionaries should be analyzed for common variables. (explained a little bit latter).</text:span></text:p>
      <text:p text:style-name="P4"><text:span text:style-name="T4">The schema generated by genschema is very specific to the file it is examining. <text:s/>The schema generated not only includes information about the structure of the YAML file, it will also include semantic information. <text:s/>For example:</text:span></text:p>
      <text:p text:style-name="P5"><text:span text:style-name="T4">{</text:span></text:p>
      <text:p text:style-name="P6"><text:span text:style-name="T4"><text:s text:c="4"/>"tenantId": "</text:span><text:span text:style-name="T5">1234</text:span><text:span text:style-name="T4">",</text:span></text:p>
      <text:p text:style-name="P6"><text:span text:style-name="T4"><text:s text:c="4"/>"tenantName": "</text:span><text:span text:style-name="T5">Chuck Wegrzyn”</text:span><text:span text:style-name="T4">,</text:span></text:p>
      <text:p text:style-name="P6"><text:span text:style-name="T4"><text:s text:c="4"/>"versionNumber": "1.0.0",</text:span></text:p>
      <text:p text:style-name="P6"><text:span text:style-name="T4"><text:s text:c="4"/>"lastModified": "2024-03-13T00:00:00.000Z",</text:span></text:p>
      <text:p text:style-name="P5"><text:span text:style-name="T5">}</text:span></text:p>
      <text:p text:style-name="P7"><text:span text:style-name="T4">The schema will check for this exact sequence of atoms in the YAML file submitted to the checker. Any variation will be flagged as an error.</text:span></text:p>
      <text:p text:style-name="P7"><text:span text:style-name="T4">When you include the -g option on the command line, the program will actually generate supporting Python routines to test for those specif c values. For instance the code generated for the ‘tenantid’ variable will look like this:</text:span></text:p>
      <text:p text:style-name="P7"><text:span text:style-name="T4"/></text:p>
      <text:p text:style-name="P7"><text:soft-page-break/><text:span text:style-name="T8">def check_TOP___VERSIONNUMBER(item, lvl, datatype, _): </text:span><text:span text:style-name="T4"><text:line-break/>       if isinstance(item, str): <text:line-break/>               if item in ['1.0.0']: <text:line-break/>                       return True,None <text:line-break/>               else: <text:line-break/>                       return False, [['E',1000, f"Expected '1.0.0' and got {item} at {lvl} instead."]] <text:line-break/>       else: <text:line-break/>               return False, [['E', 1001, 'BAR']] <text:line-break/><text:line-break/>You don’t need to worry about the arguments, just the contents of the function. You can see this function is validating the “versionNumber” variable against the value being both a string type and the contents of 1.0.0. </text:span></text:p>
      <text:p text:style-name="P7"><text:span text:style-name="T4">Every routine generated by the program has the form:</text:span></text:p>
      <text:p text:style-name="P7"><text:span text:style-name="T4"/></text:p>
      <text:p text:style-name="P8"><text:span text:style-name="T4">check_TOP__&lt;intermediary dictionary names&gt;__&lt;variable name&gt;</text:span></text:p>
      <text:p text:style-name="P9"><text:span text:style-name="T4">What is to be returned is either </text:span></text:p>
      <text:p text:style-name="P8"><text:span text:style-name="T4">True, None</text:span></text:p>
      <text:p text:style-name="P9"><text:span text:style-name="T4">if the variable passed the test successfully, or</text:span></text:p>
      <text:p text:style-name="P8"><text:span text:style-name="T4">False, &lt;error&gt;</text:span></text:p>
      <text:p text:style-name="P9"><text:span text:style-name="T4">if there was an error. The format of &lt;error&gt; is</text:span></text:p>
      <text:p text:style-name="P8"><text:span text:style-name="T4">[[ ...whatever you want…]]</text:span></text:p>
      <text:p text:style-name="P8"><text:span text:style-name="T4"/></text:p>
      <text:p text:style-name="P9"><text:span text:style-name="T4">All the standard errors generated by the checker will have the form:</text:span></text:p>
      <text:p text:style-name="P9"><text:span text:style-name="T4"/></text:p>
      <text:p text:style-name="P9"><text:span text:style-name="T4">Erros – [‘E’,&lt;Some number&gt;,&lt;Errror msg&gt;, &lt;where in the YAML structure did the error occur}</text:span></text:p>
      <text:p text:style-name="P10"><text:span text:style-name="T4">Warning – [‘W’, &lt;Some number&gt;,&lt;</text:span><text:span text:style-name="T6">Warning</text:span><text:span text:style-name="T4"> msg&gt;, &lt;where in the YAML structure did the error occur}</text:span></text:p>
      <text:p text:style-name="P10"><text:span text:style-name="T4"/></text:p>
      <text:p text:style-name="P10"><text:span text:style-name="T6">The purpose of &lt;some number&gt; is to make it easy for post processing to determine the error or warning without looking at the &lt;message&gt;</text:span><text:span text:style-name="T4"><text:line-break/><text:line-break/></text:span><text:span text:style-name="T6">The -a option is to add some “smarts” to the checking. </text:span></text:p>
      <text:p text:style-name="P4"><text:span text:style-name="T5"/></text:p>
      <text:p text:style-name="P11"><text:span text:style-name="T5">F</text:span><text:span text:style-name="T4">or instance if you something like this:</text:span></text:p>
      <text:p text:style-name="P12"><text:span text:style-name="T4">"calculations": {</text:span></text:p>
      <text:p text:style-name="P12"><text:span text:style-name="T4"><text:s text:c="8"/>"A": {</text:span></text:p>
      <text:p text:style-name="P12"><text:span text:style-name="T4"><text:s text:c="12"/>"name": "Count Demand History by Item Location",</text:span></text:p>
      <text:p text:style-name="P12"><text:span text:style-name="T4"><text:s text:c="12"/>"description": "Counts the filtered demand history records for each item location",</text:span></text:p>
      <text:p text:style-name="P12"><text:span text:style-name="T4"><text:s text:c="12"/>"id": 1,</text:span></text:p>
      <text:p text:style-name="P12"><text:span text:style-name="T4"><text:s text:c="12"/>"isAggregate": true,</text:span></text:p>
      <text:p text:style-name="P12"><text:span text:style-name="T4"><text:s text:c="12"/>"definition": {</text:span></text:p>
      <text:p text:style-name="P12"><text:span text:style-name="T4"><text:s text:c="16"/>"count": ["DEMAND_HISTORY.QUANTITY_SOLD"],</text:span></text:p>
      <text:p text:style-name="P12"><text:span text:style-name="T4"><text:s text:c="16"/>"group by": [</text:span></text:p>
      <text:p text:style-name="P12"><text:span text:style-name="T4"><text:s text:c="20"/>"ITEM_LOCATION.ITEM_NUMBER",</text:span></text:p>
      <text:p text:style-name="P12"><text:span text:style-name="T4"><text:s text:c="20"/>"ITEM_LOCATION.STOCK_LOCATION"</text:span></text:p>
      <text:p text:style-name="P12"><text:span text:style-name="T4"><text:s text:c="16"/>]</text:span></text:p>
      <text:p text:style-name="P12"><text:span text:style-name="T4"><text:s text:c="12"/>}</text:span></text:p>
      <text:p text:style-name="P12"><text:span text:style-name="T4"><text:s text:c="8"/>},</text:span></text:p>
      <text:p text:style-name="P12"><text:span text:style-name="T4"><text:s text:c="8"/>"B": {</text:span></text:p>
      <text:p text:style-name="P12"><text:span text:style-name="T4"><text:s text:c="12"/>"name": "Rebalance Need",</text:span></text:p>
      <text:p text:style-name="P12"><text:span text:style-name="T4"><text:s text:c="12"/>"description": "Calculates the rebalance need",</text:span></text:p>
      <text:p text:style-name="P12"><text:span text:style-name="T4"><text:s text:c="12"/>"id": 2,</text:span></text:p>
      <text:p text:style-name="P12"><text:span text:style-name="T4"><text:s text:c="12"/>"isAggregate": false,</text:span></text:p>
      <text:p text:style-name="P12"><text:span text:style-name="T4"><text:s text:c="12"/>"definition": {</text:span></text:p>
      <text:p text:style-name="P12"><text:span text:style-name="T4"><text:s text:c="16"/>"minus": [</text:span></text:p>
      <text:p text:style-name="P12"><text:span text:style-name="T4"><text:s text:c="20"/>"ITEM_LOCATION.TWENTY_FOUR_MONTH_DEMAND",</text:span></text:p>
      <text:p text:style-name="P12"><text:span text:style-name="T4"><text:s text:c="20"/>"ITEM_LOCATION.ON_HAND_QUANTITY"</text:span></text:p>
      <text:p text:style-name="P12"><text:span text:style-name="T4"><text:s text:c="16"/>]</text:span></text:p>
      <text:p text:style-name="P12"><text:span text:style-name="T4"><text:s text:c="12"/>}</text:span></text:p>
      <text:p text:style-name="P12"><text:span text:style-name="T4"><text:s text:c="8"/>}, </text:span></text:p>
      <text:p text:style-name="P12"><text:span text:style-name="T4"><text:s text:c="4"/>},</text:span></text:p>
      <text:p text:style-name="P12"><text:span text:style-name="T4"><text:s text:c="3"/></text:span></text:p>
      <text:p text:style-name="P12"><text:span text:style-name="T4">The program will generate a schema looking at each component, A and B. But notice that A and B have variables in common. If you were to use -a calculations the genschema would generate a single check for the “generic” idea of A or B. The generated support routines would check for instance the ‘id’ has only the value 1,2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3:27:16.515542162</meta:creation-date>
    <dc:date>2024-08-20T14:07:44.189462657</dc:date>
    <meta:editing-duration>PT8M56S</meta:editing-duration>
    <meta:editing-cycles>1</meta:editing-cycles>
    <meta:document-statistic meta:table-count="0" meta:image-count="0" meta:object-count="0" meta:page-count="3" meta:paragraph-count="59" meta:word-count="620" meta:character-count="4383" meta:non-whitespace-character-count="3334"/>
    <meta:generator>LibreOffice/24.2.5.2$Linux_X86_64 LibreOffice_project/bffef4ea93e59bebbeaf7f431bb02b1a39ee8a59</meta:generator>
  </office:meta>
</office:document-meta>
</file>